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roman"/>
    <style:font-face style:name="Ubuntu Light" svg:font-family="'Ubuntu Light'" style:font-adornments="Light"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line-height-at-least="0.176cm" fo:text-align="center" style:justify-single-word="false"/>
      <style:text-properties style:font-name="Liberation Serif" fo:font-size="14pt" fo:language="en" fo:country="US" officeooo:paragraph-rsid="000ec8f4" style:font-size-asian="14pt"/>
    </style:style>
    <style:style style:name="P2" style:family="paragraph" style:parent-style-name="Standard">
      <style:paragraph-properties style:line-height-at-least="0.176cm" fo:text-align="start" style:justify-single-word="false"/>
      <style:text-properties style:font-name="Liberation Serif" fo:font-size="14pt" fo:language="en" fo:country="US" officeooo:paragraph-rsid="000ec8f4" style:font-size-asian="14pt"/>
    </style:style>
    <style:style style:name="P3" style:family="paragraph" style:parent-style-name="Standard">
      <style:paragraph-properties style:line-height-at-least="0.176cm" fo:text-align="center" style:justify-single-word="false"/>
      <style:text-properties style:font-name="Liberation Serif" fo:font-size="14pt" fo:language="en" fo:country="US" officeooo:rsid="000f75b4" officeooo:paragraph-rsid="000f75b4" style:font-size-asian="14pt"/>
    </style:style>
    <style:style style:name="P4" style:family="paragraph" style:parent-style-name="Standard">
      <style:paragraph-properties style:line-height-at-least="0.176cm" fo:text-align="center" style:justify-single-word="false"/>
      <style:text-properties style:font-name="Liberation Serif" fo:font-size="16pt" fo:language="en" fo:country="US" officeooo:paragraph-rsid="000ec8f4" style:font-size-asian="16pt" style:font-name-complex="Ubuntu"/>
    </style:style>
    <style:style style:name="P5" style:family="paragraph" style:parent-style-name="Standard">
      <style:paragraph-properties fo:text-align="justify" style:justify-single-word="false"/>
      <style:text-properties style:font-name="Liberation Serif" officeooo:paragraph-rsid="000d259f"/>
    </style:style>
    <style:style style:name="P6" style:family="paragraph" style:parent-style-name="Standard">
      <style:paragraph-properties fo:line-height="150%" fo:text-align="justify" style:justify-single-word="false"/>
      <style:text-properties style:font-name="Liberation Serif" officeooo:paragraph-rsid="000d259f"/>
    </style:style>
    <style:style style:name="P7" style:family="paragraph" style:parent-style-name="Standard">
      <style:paragraph-properties fo:line-height="150%" fo:text-align="justify" style:justify-single-word="false"/>
      <style:text-properties style:font-name="Liberation Serif" fo:language="en" fo:country="US" fo:font-weight="bold" officeooo:rsid="000d259f" officeooo:paragraph-rsid="000ec8f4" style:font-weight-asian="bold" style:font-name-complex="Ubuntu"/>
    </style:style>
    <style:style style:name="P8" style:family="paragraph" style:parent-style-name="Standard">
      <style:paragraph-properties fo:line-height="150%" fo:text-align="justify" style:justify-single-word="false"/>
      <style:text-properties style:font-name="Liberation Serif" officeooo:rsid="000d259f" officeooo:paragraph-rsid="000d259f"/>
    </style:style>
    <style:style style:name="P9" style:family="paragraph" style:parent-style-name="Standard">
      <style:paragraph-properties fo:text-align="justify" style:justify-single-word="false"/>
      <style:text-properties style:font-name="Liberation Serif" officeooo:rsid="000d259f" officeooo:paragraph-rsid="000d259f"/>
    </style:style>
    <style:style style:name="P10" style:family="paragraph" style:parent-style-name="Standard">
      <style:paragraph-properties fo:line-height="150%" fo:text-align="justify" style:justify-single-word="false"/>
      <style:text-properties style:font-name="Liberation Serif" fo:font-weight="bold" officeooo:rsid="000d259f" officeooo:paragraph-rsid="000d259f" style:font-weight-asian="bold" style:font-weight-complex="bold"/>
    </style:style>
    <style:style style:name="P11" style:family="paragraph" style:parent-style-name="Standard">
      <style:paragraph-properties fo:line-height="150%" fo:text-align="start" style:justify-single-word="false"/>
      <style:text-properties style:font-name="Liberation Serif" fo:font-weight="bold" officeooo:rsid="000d259f" officeooo:paragraph-rsid="000d259f" style:font-weight-asian="bold" style:font-weight-complex="bold"/>
    </style:style>
    <style:style style:name="P12" style:family="paragraph" style:parent-style-name="Standard">
      <style:paragraph-properties fo:line-height="150%" fo:text-align="justify" style:justify-single-word="false"/>
      <style:text-properties fo:color="#000000" style:font-name="Liberation Serif" fo:font-size="12pt" fo:font-style="normal" fo:font-weight="normal" officeooo:rsid="00147f01" officeooo:paragraph-rsid="00147f01"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text-properties fo:color="#0000ff" style:font-name="DejaVu Sans Light" fo:font-size="10pt" officeooo:paragraph-rsid="000fe35e" style:font-size-asian="10pt" style:font-size-complex="10pt"/>
    </style:style>
    <style:style style:name="P14" style:family="paragraph" style:parent-style-name="Standard">
      <style:paragraph-properties fo:margin-left="0cm" fo:margin-right="0cm" fo:line-height="150%" fo:text-align="justify" style:justify-single-word="false" fo:text-indent="0cm" style:auto-text-indent="false"/>
      <style:text-properties fo:color="#0000ff" style:font-name="DejaVu Sans Light" fo:font-size="10pt" officeooo:paragraph-rsid="001a175a" style:font-size-asian="10pt" style:font-size-complex="10pt"/>
    </style:style>
    <style:style style:name="P15" style:family="paragraph" style:parent-style-name="Standard">
      <style:paragraph-properties fo:margin-left="0cm" fo:margin-right="0cm" fo:line-height="150%" fo:text-align="justify" style:justify-single-word="false" fo:text-indent="0cm" style:auto-text-indent="false"/>
      <style:text-properties fo:color="#0000ff" style:font-name="DejaVu Sans Light" fo:font-size="10pt" fo:font-weight="bold" officeooo:paragraph-rsid="00113f26" style:font-size-asian="10pt" style:font-weight-asian="bold" style:font-size-complex="10pt"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4pt" fo:font-weight="bold" officeooo:rsid="000fe35e" officeooo:paragraph-rsid="000fe35e" style:font-size-asian="10.5pt" style:font-weight-asian="bold" style:font-size-complex="12pt" style:font-weight-complex="bold"/>
    </style:style>
    <style:style style:name="P17"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2pt" officeooo:rsid="00113f26" officeooo:paragraph-rsid="000fe35e" style:font-size-asian="10.5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2pt" fo:font-weight="normal" officeooo:rsid="0012b9bd" officeooo:paragraph-rsid="0012b9bd" style:font-size-asian="10.5pt" style:font-weight-asian="normal" style:font-size-complex="12pt" style:font-weight-complex="normal"/>
    </style:style>
    <style:style style:name="P19" style:family="paragraph" style:parent-style-name="Standard">
      <style:paragraph-properties fo:margin-left="1.251cm" fo:margin-right="0cm" fo:text-align="justify" style:justify-single-word="false" fo:text-indent="0cm" style:auto-text-indent="false"/>
      <style:text-properties fo:color="#0000ff" style:font-name="DejaVu Sans Light" fo:font-size="10pt" officeooo:paragraph-rsid="000d259f" style:font-size-asian="10pt" style:font-size-complex="10pt"/>
    </style:style>
    <style:style style:name="P20" style:family="paragraph" style:parent-style-name="Standard">
      <style:paragraph-properties fo:margin-left="1.251cm" fo:margin-right="0cm" fo:text-align="justify" style:justify-single-word="false" fo:text-indent="0cm" style:auto-text-indent="false"/>
      <style:text-properties fo:color="#000000" style:font-name="Liberation Serif" fo:font-size="12pt" officeooo:rsid="000fe35e" officeooo:paragraph-rsid="000d259f" style:font-size-asian="10.5pt" style:font-size-complex="12pt"/>
    </style:style>
    <style:style style:name="P21" style:family="paragraph" style:parent-style-name="Text_20_body">
      <style:paragraph-properties fo:margin-left="1.251cm" fo:margin-right="0cm" fo:text-indent="0cm" style:auto-text-indent="false"/>
      <style:text-properties fo:color="#0000ff" style:font-name="Ubuntu Light" fo:font-size="10pt" officeooo:rsid="000d259f" style:font-size-asian="10pt" style:font-size-complex="10pt"/>
    </style:style>
    <style:style style:name="P22" style:family="paragraph" style:parent-style-name="Text_20_body">
      <style:paragraph-properties fo:margin-left="1.251cm" fo:margin-right="0cm" fo:text-indent="0cm" style:auto-text-indent="false"/>
      <style:text-properties fo:color="#0000ff" style:font-name="Ubuntu Light" fo:font-size="10pt" fo:font-style="italic" style:font-size-asian="10pt" style:font-style-asian="italic" style:font-size-complex="10pt" style:font-style-complex="italic"/>
    </style:style>
    <style:style style:name="P23" style:family="paragraph" style:parent-style-name="Text_20_body">
      <style:paragraph-properties fo:margin-left="1.251cm" fo:margin-right="0cm" fo:text-indent="0cm" style:auto-text-indent="false"/>
      <style:text-properties fo:color="#0000ff" style:font-name="Ubuntu Light" fo:font-size="10pt" fo:font-style="italic" officeooo:rsid="000d259f" style:font-size-asian="10pt" style:font-style-asian="italic" style:font-size-complex="10pt" style:font-style-complex="italic"/>
    </style:style>
    <style:style style:name="P24" style:family="paragraph" style:parent-style-name="Standard" style:master-page-name="Standard">
      <style:paragraph-properties style:line-height-at-least="0.176cm" fo:text-align="center" style:justify-single-word="false" style:page-number="auto"/>
      <style:text-properties style:font-name="Liberation Serif" fo:font-size="20pt" fo:language="en" fo:country="US" fo:font-weight="bold" officeooo:rsid="000f0c52" officeooo:paragraph-rsid="000ec8f4" style:font-size-asian="18pt" style:font-weight-asian="bold" style:font-name-complex="Ubuntu" style:font-size-complex="18pt"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2pt" officeooo:rsid="00104880" officeooo:paragraph-rsid="001a175a" style:font-size-asian="10.5pt" style:font-size-complex="12pt"/>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2pt" fo:font-style="normal" officeooo:rsid="001a175a" officeooo:paragraph-rsid="001a175a" style:font-size-asian="10.5pt" style:font-style-asian="normal" style:font-size-complex="12pt" style:font-style-complex="normal"/>
    </style:style>
    <style:style style:name="P27" style:family="paragraph" style:parent-style-name="Standard" style:list-style-name="L1">
      <style:paragraph-properties fo:line-height="150%" fo:text-align="justify" style:justify-single-word="false"/>
      <style:text-properties fo:color="#0000ff" style:font-name="DejaVu Sans Light" fo:font-size="10pt" fo:font-weight="normal" officeooo:paragraph-rsid="0012b9bd" style:font-size-asian="10pt" style:font-weight-asian="normal" style:font-size-complex="10pt" style:font-weight-complex="normal"/>
    </style:style>
    <style:style style:name="P28" style:family="paragraph" style:parent-style-name="Standard" style:list-style-name="L1">
      <style:paragraph-properties fo:line-height="150%" fo:text-align="justify" style:justify-single-word="false"/>
      <style:text-properties fo:color="#0000ff" style:font-name="DejaVu Sans Light" fo:font-size="10pt" fo:font-weight="bold" officeooo:paragraph-rsid="0012b9bd" style:font-size-asian="10pt" style:font-weight-asian="bold" style:font-size-complex="10pt" style:font-weight-complex="bold"/>
    </style:style>
    <style:style style:name="T1" style:family="text">
      <style:text-properties officeooo:rsid="000d259f"/>
    </style:style>
    <style:style style:name="T2" style:family="text">
      <style:text-properties officeooo:rsid="000f0c52"/>
    </style:style>
    <style:style style:name="T3" style:family="text">
      <style:text-properties officeooo:rsid="000f75b4"/>
    </style:style>
    <style:style style:name="T4" style:family="text">
      <style:text-properties officeooo:rsid="000f7bf7"/>
    </style:style>
    <style:style style:name="T5" style:family="text">
      <style:text-properties fo:color="#000000" style:font-name="Liberation Serif" fo:font-size="12pt" officeooo:rsid="000fe35e" style:font-size-asian="10.5pt" style:font-size-complex="12pt"/>
    </style:style>
    <style:style style:name="T6" style:family="text">
      <style:text-properties fo:color="#000000" style:font-name="Liberation Serif" fo:font-size="12pt" officeooo:rsid="00104880" style:font-size-asian="10.5pt" style:font-size-complex="12pt"/>
    </style:style>
    <style:style style:name="T7" style:family="text">
      <style:text-properties fo:color="#000000" style:font-name="Liberation Serif" fo:font-size="12pt" officeooo:rsid="00113f26" style:font-size-asian="10.5pt" style:font-size-complex="12pt"/>
    </style:style>
    <style:style style:name="T8" style:family="text">
      <style:text-properties fo:color="#000000" style:font-name="Liberation Serif" fo:font-size="12pt" officeooo:rsid="0012b9bd" style:font-size-asian="10.5pt" style:font-size-complex="12pt"/>
    </style:style>
    <style:style style:name="T9" style:family="text">
      <style:text-properties fo:color="#000000" style:font-name="Liberation Serif" fo:font-size="12pt" officeooo:rsid="0017afc1" style:font-size-asian="10.5pt" style:font-size-complex="12pt"/>
    </style:style>
    <style:style style:name="T10" style:family="text">
      <style:text-properties fo:color="#000000" style:font-name="Liberation Serif" fo:font-size="12pt" officeooo:rsid="0017e059" style:font-size-asian="10.5pt" style:font-size-complex="12pt"/>
    </style:style>
    <style:style style:name="T11" style:family="text">
      <style:text-properties fo:color="#000000" style:font-name="Liberation Serif" fo:font-size="12pt" officeooo:rsid="001a175a" style:font-size-asian="10.5pt" style:font-size-complex="12pt"/>
    </style:style>
    <style:style style:name="T12" style:family="text">
      <style:text-properties fo:color="#000000" style:font-name="Liberation Serif" fo:font-size="12pt" fo:font-style="italic" officeooo:rsid="000fe35e" style:font-size-asian="10.5pt" style:font-style-asian="italic" style:font-size-complex="12pt" style:font-style-complex="italic"/>
    </style:style>
    <style:style style:name="T13" style:family="text">
      <style:text-properties fo:color="#000000" style:font-name="Liberation Serif" fo:font-size="12pt" fo:font-style="italic" officeooo:rsid="0012b9bd" style:font-size-asian="10.5pt" style:font-style-asian="italic" style:font-size-complex="12pt" style:font-style-complex="italic"/>
    </style:style>
    <style:style style:name="T14" style:family="text">
      <style:text-properties fo:color="#000000" style:font-name="Liberation Serif" fo:font-size="12pt" fo:font-style="italic" officeooo:rsid="001889d5" style:font-size-asian="10.5pt" style:font-style-asian="italic" style:font-size-complex="12pt" style:font-style-complex="italic"/>
    </style:style>
    <style:style style:name="T15" style:family="text">
      <style:text-properties fo:color="#000000" style:font-name="Liberation Serif" fo:font-size="12pt" fo:font-style="italic" officeooo:rsid="001a175a" style:font-size-asian="10.5pt" style:font-style-asian="italic" style:font-size-complex="12pt" style:font-style-complex="italic"/>
    </style:style>
    <style:style style:name="T16" style:family="text">
      <style:text-properties fo:color="#000000" style:font-name="Liberation Serif" fo:font-size="12pt" fo:font-style="italic" fo:font-weight="normal" officeooo:rsid="0012b9bd" style:font-size-asian="10.5pt" style:font-style-asian="italic" style:font-weight-asian="normal" style:font-size-complex="12pt" style:font-style-complex="italic" style:font-weight-complex="normal"/>
    </style:style>
    <style:style style:name="T17" style:family="text">
      <style:text-properties fo:color="#000000" style:font-name="Liberation Serif" fo:font-size="12pt" fo:font-weight="normal" officeooo:rsid="0012b9bd" style:font-size-asian="10.5pt" style:font-weight-asian="normal" style:font-size-complex="12pt" style:font-weight-complex="normal"/>
    </style:style>
    <style:style style:name="T18" style:family="text">
      <style:text-properties fo:color="#000000" style:font-name="Liberation Serif" fo:font-size="12pt" fo:font-weight="bold" officeooo:rsid="0012b9bd" style:font-size-asian="10.5pt" style:font-weight-asian="bold" style:font-size-complex="12pt" style:font-weight-complex="bold"/>
    </style:style>
    <style:style style:name="T19" style:family="text">
      <style:text-properties fo:color="#000000" style:font-name="Liberation Serif" fo:font-size="12pt" fo:font-weight="bold" officeooo:rsid="00113f26" style:font-size-asian="10.5pt" style:font-weight-asian="bold" style:font-size-complex="12pt" style:font-weight-complex="bold"/>
    </style:style>
    <style:style style:name="T20" style:family="text">
      <style:text-properties fo:color="#000000" style:font-name="Liberation Serif" fo:font-size="12pt" fo:font-style="normal" fo:font-weight="normal" officeooo:rsid="0012b9bd" style:font-size-asian="10.5pt" style:font-style-asian="normal" style:font-weight-asian="normal" style:font-size-complex="12pt" style:font-style-complex="normal" style:font-weight-complex="normal"/>
    </style:style>
    <style:style style:name="T21" style:family="text">
      <style:text-properties fo:color="#000000" style:font-name="Liberation Serif" fo:font-size="12pt" fo:font-style="normal" fo:font-weight="normal" officeooo:rsid="00147f01" style:font-size-asian="10.5pt" style:font-style-asian="normal" style:font-weight-asian="normal" style:font-size-complex="12pt" style:font-style-complex="normal" style:font-weight-complex="normal"/>
    </style:style>
    <style:style style:name="T22" style:family="text">
      <style:text-properties fo:color="#000000" style:font-name="Liberation Serif" fo:font-size="12pt" fo:font-style="normal" officeooo:rsid="001a175a" style:font-size-asian="10.5pt" style:font-style-asian="normal" style:font-size-complex="12pt" style:font-style-complex="normal"/>
    </style:style>
    <style:style style:name="T23" style:family="text">
      <style:text-properties fo:color="#000000" style:font-name="Liberation Serif" fo:font-style="italic" fo:font-weight="normal" officeooo:rsid="0012b9bd" style:font-size-asian="10.5pt" style:font-style-asian="italic" style:font-weight-asian="normal" style:font-size-complex="12pt" style:font-style-complex="italic" style:font-weight-complex="normal"/>
    </style:style>
    <style:style style:name="T24" style:family="text">
      <style:text-properties officeooo:rsid="000fe35e"/>
    </style:style>
    <style:style style:name="T25" style:family="text">
      <style:text-properties officeooo:rsid="0015b8cf"/>
    </style:style>
    <style:style style:name="T26" style:family="text">
      <style:text-properties officeooo:rsid="001b47da"/>
    </style:style>
    <style:style style:name="T27" style:family="text">
      <style:text-properties officeooo:rsid="001be162"/>
    </style:style>
    <style:style style:name="T28" style:family="text">
      <style:text-properties officeooo:rsid="001cada8"/>
    </style:style>
    <style:style style:name="T29" style:family="text">
      <style:text-properties officeooo:rsid="001e5a51"/>
    </style:style>
    <style:style style:name="T30" style:family="text">
      <style:text-properties officeooo:rsid="001f5c8a"/>
    </style:style>
    <style:style style:name="T31" style:family="text">
      <style:text-properties officeooo:rsid="002081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QuincePAD<text:span text:style-name="T26">(QPad)</text:span></text:p>
      <text:p text:style-name="P3">Project <text:span text:style-name="T27">Description</text:span></text:p>
      <text:p text:style-name="P1"><text:span text:style-name="T2">June</text:span>, 2014.</text:p>
      <text:p text:style-name="P4"/>
      <text:p text:style-name="P2">Ogunyinka Josh<text:span text:style-name="T3">ua</text:span></text:p>
      <text:p text:style-name="P2">https://github.com/iamOgunyinka</text:p>
      <text:p text:style-name="P2">+234-703-350-0593</text:p>
      <text:p text:style-name="P1"/>
      <text:p text:style-name="P7">Synopsis</text:p>
      <text:p text:style-name="P6"><text:span text:style-name="T1"><text:tab/></text:span><text:span text:style-name="T4">QuincePAD is a </text:span><text:span text:style-name="T31">desktop-based </text:span><text:span text:style-name="T4">utility program(UP) that takes a specially-formatted plain text document into a short, concise text using the popular APIs of pastebin-like websites such as </text:span><text:a xlink:type="simple" xlink:href="http://pastebin.com/"><text:span text:style-name="T4">http://pastebin.com</text:span></text:a><text:span text:style-name="T4">, </text:span><text:a xlink:type="simple" xlink:href="http://ideone.com/"><text:span text:style-name="T4">http://ideone.com</text:span></text:a><text:span text:style-name="T4"> among others.</text:span></text:p>
      <text:p text:style-name="P8"/>
      <text:p text:style-name="P10">Problem </text:p>
      <text:p text:style-name="P8"><text:tab/>A lot of people use Facebook groups, they ask questions, posts comments, help their friends and frenemies out on various programming problems. Unfortunately, Facebook does not (yet) have support for code indentation/formatting; so many of them just write the solution the only way they see fit: directly! A supposed-to-be elegant looking code become messed up that it is hardly readable. </text:p>
      <text:p text:style-name="P8"/>
      <text:p text:style-name="P11">Solution </text:p>
      <text:p text:style-name="P8"><text:tab/>It would be nice to have a UP that takes a document(in plain text), transforms the text into a short, readable, meaningful and concise text while maintaining the original semantics of the text. <text:span text:style-name="T28"><text:s/>PLUS some of my admin friends</text:span> <text:span text:style-name="T28">would be able to sleep now. </text:span>Take for example, <text:span text:style-name="T29">a user say:</text:span></text:p>
      <text:p text:style-name="P9"/>
      <text:p text:style-name="P21">I have the following code but its entering an infinite loop: </text:p>
      <text:p text:style-name="P23">#include &lt;...&gt; </text:p>
      <text:p text:style-name="P22"><text:span text:style-name="T1">/* functions/</text:span><text:span text:style-name="T24">namespaces/classes etc</text:span><text:span text:style-name="T1"> */ </text:span></text:p>
      <text:p text:style-name="P23">int main(int argc, char **argv) </text:p>
      <text:p text:style-name="P23">{ </text:p>
      <text:p text:style-name="P23"><text:s text:c="4"/>struct stack&lt;Type&gt; foo { elements }; </text:p>
      <text:p text:style-name="P23"><text:s text:c="4"/>while ( !foo.empty() ){ </text:p>
      <text:p text:style-name="P23"><text:s text:c="8"/>print(foo.top()); </text:p>
      <text:p text:style-name="P23"><text:s text:c="8"/>/* foo.pop() */ Oops! I forgot to insert this </text:p>
      <text:p text:style-name="P23"><text:s text:c="4"/>} </text:p>
      <text:p text:style-name="P23"><text:s text:c="4"/>return EXIT_SUCESS; </text:p>
      <text:p text:style-name="P23">} </text:p>
      <text:p text:style-name="P21">Please help </text:p>
      <text:p text:style-name="P5"><text:span text:style-name="T25">after processing be</text:span><text:span text:style-name="T1">comes</text:span></text:p>
      <text:p text:style-name="P19"><text:span text:style-name="T1">I have the following code but its entering an infinite loop: (</text:span><text:a xlink:type="simple" xlink:href="http://pastebin.com/duiew7Tu"><text:span text:style-name="T1">http://</text:span></text:a><text:a xlink:type="simple" xlink:href="http://pastebin.com/duiew7Tu"><text:span text:style-name="T30">ideone</text:span></text:a><text:a xlink:type="simple" xlink:href="http://pastebin.com/duiew7Tu"><text:span text:style-name="T1">.com/duiew7Tu</text:span></text:a><text:span text:style-name="T1">) Please help. </text:span></text:p>
      <text:p text:style-name="P20"><text:soft-page-break/></text:p>
      <text:p text:style-name="P16">DESIGN</text:p>
      <text:p text:style-name="P14"><text:span text:style-name="T5"><text:tab/>QuincePAD chose </text:span><text:span text:style-name="T9">its</text:span><text:span text:style-name="T5"> design philosophy from </text:span><text:a xlink:type="simple" xlink:href="http://cplusplus.com/">http://cplusplus.com</text:a><text:span text:style-name="T5"> </text:span><text:span text:style-name="T10">by using its </text:span><text:span text:style-name="T5">code format </text:span><text:span text:style-name="T10">syntax and adding a minimal syntatic sugar</text:span><text:span text:style-name="T5">. To designate </text:span><text:span text:style-name="T10">the</text:span><text:span text:style-name="T5"> </text:span><text:span text:style-name="T12">code segment</text:span><text:span text:style-name="T5"> from the rest of the text, the user uses the [code] … [/code] tag. The ellipsis(...) <text:s/>in-bewteen the two code tags is a representation of the code segment. By default, when no language is explicitly specified, QuincePAD uploads the code as a simple text, </text:span><text:span text:style-name="T6">otherwise, the code is uploaded using the designated language</text:span><text:span text:style-name="T5">(i.e </text:span><text:span text:style-name="T12">[code, lang=</text:span><text:span text:style-name="T13">”</text:span><text:span text:style-name="T12">php</text:span><text:span text:style-name="T13">”, </text:span><text:span text:style-name="T14">run=1, input=”12 15”</text:span><text:span text:style-name="T12">] … [/code]</text:span><text:span text:style-name="T5">)</text:span><text:span text:style-name="T6">.</text:span></text:p>
      <text:p text:style-name="P25"><text:tab/></text:p>
      <text:p text:style-name="P14"><text:span text:style-name="T6"><text:tab/></text:span><text:span text:style-name="T11">where </text:span><text:span text:style-name="T15">run tells </text:span><text:span text:style-name="T22">Qpad to run the program using </text:span><text:span text:style-name="T15">input a</text:span><text:span text:style-name="T22">s an input mechanism(e.g. cin, scanf, <text:tab/>etc) using </text:span><text:span text:style-name="T15">“php”</text:span><text:span text:style-name="T22"> as the language to use...</text:span></text:p>
      <text:p text:style-name="P26"/>
      <text:p text:style-name="P14"><text:span text:style-name="T7">The code tags can appear between </text:span><text:span text:style-name="T11">a </text:span><text:span text:style-name="T7">line(such that you may have “i have a problem [code] foo... [/code]</text:span><text:span text:style-name="T11">)</text:span><text:span text:style-name="T7"> but it would not be necessary as it wouldn't make more sense uploading a-line code segment.</text:span></text:p>
      <text:p text:style-name="P13"><text:span text:style-name="T7"><text:tab/>QuincePAD has two major components, the </text:span><text:span text:style-name="T18">core</text:span><text:span text:style-name="T7"> and the </text:span><text:span text:style-name="T19">GUI</text:span><text:span text:style-name="T7">. Basically, the </text:span><text:span text:style-name="T19">GUI</text:span><text:span text:style-name="T7"> is just the User Interface, nothing much to it. The </text:span><text:span text:style-name="T19">core</text:span><text:span text:style-name="T7"> is the brain behind the program. How I wish to accomplish this task.</text:span></text:p>
      <text:p text:style-name="P17"/>
      <text:p text:style-name="P15"><text:span text:style-name="T7">The </text:span><text:span text:style-name="T8">core</text:span></text:p>
      <text:p text:style-name="P18">Right now, the core is sub-divided into four major components, namely,</text:p>
      <text:list xml:id="list5312659604456676058" text:style-name="L1">
        <text:list-item>
          <text:p text:style-name="P27"><text:span text:style-name="T18">the lexer</text:span><text:span text:style-name="T8"> – this part of the core scans the text document, looks for the code tags, captures the corresponding open/close code tag and stores them in a container,</text:span></text:p>
        </text:list-item>
        <text:list-item>
          <text:p text:style-name="P27"><text:span text:style-name="T18">the not-so-parser</text:span><text:span text:style-name="T8"> – this part of the core takes every element(token) in the container, tries to 'parse' the token and extracts the information associated with it and sends the result into the </text:span><text:span text:style-name="T13">SOAP API</text:span><text:span text:style-name="T8">,</text:span></text:p>
        </text:list-item>
        <text:list-item>
          <text:p text:style-name="P27"><text:span text:style-name="T18">the SOAP API</text:span><text:span text:style-name="T8"> – the third part of the core that uploads this code to the pastebin website and returns the corresponding link,</text:span></text:p>
        </text:list-item>
        <text:list-item>
          <text:p text:style-name="P28"><text:span text:style-name="T8">the linker – </text:span><text:span text:style-name="T17">this so-called 'linker' rescans the text doc and replace the </text:span><text:span text:style-name="T23">[code] … [/code] </text:span><text:span text:style-name="T20">by the </text:span><text:span text:style-name="T16">SOAP API </text:span><text:span text:style-name="T20">retu</text:span><text:span text:style-name="T21">rned link.</text:span></text:p>
        </text:list-item>
      </text:list>
      <text:p text:style-name="P12"/>
      <text:p text:style-name="P12">The user can then copy/paste the text and use it wherever it is needed – Facebook, StackOverflow, Reddit, HackerNew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mily-generic="roman"/>
    <style:font-face style:name="Ubuntu Light" svg:font-family="'Ubuntu Light'" style:font-adornments="Light"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3T19:48:26</meta:creation-date>
    <dc:date>2014-07-03T06:00:46</dc:date>
    <meta:editing-duration>PT1H11M22S</meta:editing-duration>
    <meta:editing-cycles>23</meta:editing-cycles>
    <meta:generator>LibreOffice/4.0.2.2$Linux_x86 LibreOffice_project/400m0$Build-2</meta:generator>
    <meta:document-statistic meta:table-count="0" meta:image-count="0" meta:object-count="0" meta:page-count="2" meta:paragraph-count="40" meta:word-count="541" meta:character-count="3402" meta:non-whitespace-character-count="2840"/>
  </office:meta>
</office:document-meta>
</file>